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e695d"/>
    </style:style>
    <style:style style:name="T2" style:family="text">
      <style:text-properties style:font-name="Liberation Mono" fo:font-size="10pt" officeooo:rsid="001e695d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git init -</text:span><text:span text:style-name="Source_20_Text"><text:span text:style-name="T1">b main <text:s text:c="8"/>or <text:s text:c="5"/>--bare main</text:span></text:span></text:p>
      <text:p text:style-name="P1"><text:span text:style-name="Source_20_Text">git add .</text:span></text:p>
      <text:p text:style-name="P1"><text:span text:style-name="Source_20_Text">git commit -m "First commit"</text:span></text:p>
      <text:p text:style-name="P1"><text:span text:style-name="Source_20_Text">git remote add origin </text:span><text:span text:style-name="Source_20_Text"><text:span text:style-name="Emphasis"><text:s/>&lt;REMOTE_URL&gt; <text:s text:c="12"/></text:span></text:span><text:span text:style-name="Source_20_Text"><text:span text:style-name="Emphasis"><text:span text:style-name="T1">(https)</text:span></text:span></text:span></text:p>
      <text:p text:style-name="P1"><text:span text:style-name="Source_20_Text">git push origin </text:span><text:span text:style-name="Source_20_Text"><text:span text:style-name="T2">main</text:span></text:span></text:p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14:49:51.393169039</meta:creation-date>
    <dc:date>2021-08-18T14:52:09.407979705</dc:date>
    <meta:editing-duration>PT2M21S</meta:editing-duration>
    <meta:editing-cycles>1</meta:editing-cycles>
    <meta:document-statistic meta:table-count="0" meta:image-count="0" meta:object-count="0" meta:page-count="1" meta:paragraph-count="5" meta:word-count="26" meta:character-count="156" meta:non-whitespace-character-count="110"/>
    <meta:generator>LibreOffice/6.4.6.2$Linux_X86_64 LibreOffice_project/40$Build-2</meta:generator>
  </office:meta>
</office:document-meta>
</file>